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969" officeooo:paragraph-rsid="0003d969"/>
    </style:style>
    <style:style style:name="P2" style:family="paragraph" style:parent-style-name="Standard">
      <style:text-properties officeooo:rsid="0005a0b0" officeooo:paragraph-rsid="0003d969"/>
    </style:style>
    <style:style style:name="P3" style:family="paragraph" style:parent-style-name="Standard">
      <style:text-properties officeooo:rsid="0005a0b0" officeooo:paragraph-rsid="0005a0b0"/>
    </style:style>
    <style:style style:name="P4" style:family="paragraph" style:parent-style-name="Standard">
      <style:text-properties officeooo:rsid="000776d4" officeooo:paragraph-rsid="000776d4"/>
    </style:style>
    <style:style style:name="P5" style:family="paragraph" style:parent-style-name="Standard">
      <style:text-properties officeooo:rsid="000776d4" officeooo:paragraph-rsid="0005a0b0"/>
    </style:style>
    <style:style style:name="P6" style:family="paragraph" style:parent-style-name="Standard">
      <style:text-properties officeooo:rsid="00078e5b" officeooo:paragraph-rsid="00078e5b"/>
    </style:style>
    <style:style style:name="P7" style:family="paragraph" style:parent-style-name="Standard">
      <style:text-properties officeooo:rsid="0009469c" officeooo:paragraph-rsid="0009469c"/>
    </style:style>
    <style:style style:name="P8" style:family="paragraph" style:parent-style-name="Standard">
      <style:text-properties officeooo:rsid="000a71b1" officeooo:paragraph-rsid="000a71b1"/>
    </style:style>
    <style:style style:name="P9" style:family="paragraph" style:parent-style-name="Standard">
      <style:text-properties officeooo:rsid="000b0923" officeooo:paragraph-rsid="000b0923"/>
    </style:style>
    <style:style style:name="T1" style:family="text">
      <style:text-properties officeooo:rsid="0005a0b0"/>
    </style:style>
    <style:style style:name="T2" style:family="text">
      <style:text-properties officeooo:rsid="000776d4"/>
    </style:style>
    <style:style style:name="T3" style:family="text">
      <style:text-properties officeooo:rsid="0007d4c3"/>
    </style:style>
    <style:style style:name="T4" style:family="text">
      <style:text-properties officeooo:rsid="0009469c"/>
    </style:style>
    <style:style style:name="T5" style:family="text">
      <style:text-properties officeooo:rsid="000a71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<text:span text:style-name="T1">a</text:span> preparata</text:p>
      <text:p text:style-name="P1">1. šifra - apoteka sama slisli kako ce da sifruje robu, jedinstvena </text:p>
      <text:p text:style-name="P1">2. naziv - koji u sebi sadrzi skoro uvek i jacinu i kolicinu (npr andol 200mg 30 tableta - <text:s/>ili andol 30x200)</text:p>
      <text:p text:style-name="P1">3. barkod - proiyvodjac da, isto za sve apoteke</text:p>
      <text:p text:style-name="P4">4. cena </text:p>
      <text:p text:style-name="P1">5. informacije o leku (iste informacije za razlicite sifre ako se radi o istom leku)</text:p>
      <text:p text:style-name="P1">6. rok trajanja </text:p>
      <text:p text:style-name="P6">7. <text:span text:style-name="T4">jkl - broj koji oznacava </text:span>da li moze na recept<text:span text:style-name="T4"> i pod kojim uslovima</text:span></text:p>
      <text:p text:style-name="P7">8. participacija ili popust </text:p>
      <text:p text:style-name="P7">9. proizvodjac</text:p>
      <text:p text:style-name="P1"/>
      <text:p text:style-name="P1">Tabela <text:span text:style-name="T5">preparata koji su stigli</text:span></text:p>
      <text:p text:style-name="P1"><text:span text:style-name="T1">1</text:span>. kad je stigao</text:p>
      <text:p text:style-name="P1"><text:span text:style-name="T1">2</text:span>. od kog dobavljaca</text:p>
      <text:p text:style-name="P1"><text:span text:style-name="T1">3</text:span>. kolicina</text:p>
      <text:p text:style-name="P1"><text:span text:style-name="T1">4</text:span>. rok trajanja</text:p>
      <text:p text:style-name="P8">5. sifra preparata</text:p>
      <text:p text:style-name="P2"/>
      <text:p text:style-name="P8">Tabela prodatih preparata</text:p>
      <text:p text:style-name="P8">1. kad je prodat</text:p>
      <text:p text:style-name="P8">2. sifra preparata</text:p>
      <text:p text:style-name="P8">3. kolicina</text:p>
      <text:p text:style-name="P8">4. dobavljac </text:p>
      <text:p text:style-name="P2"/>
      <text:p text:style-name="P3">Tabela stanje magacina (za preparate)</text:p>
      <text:p text:style-name="P3">1. sifra preparata</text:p>
      <text:p text:style-name="P3">2. ime </text:p>
      <text:p text:style-name="P3">3. rok trajanja</text:p>
      <text:p text:style-name="P3">4. kolicina </text:p>
      <text:p text:style-name="P3">5. <text:s/>datum kad je stigla </text:p>
      <text:p text:style-name="P3">6. dobavljac</text:p>
      <text:p text:style-name="P3">7. dodatne informacije</text:p>
      <text:p text:style-name="P3">8. specijalni uslovi</text:p>
      <text:p text:style-name="P3"/>
      <text:p text:style-name="P3">Tabela stanje laboratorijskog magacina (sirovina)</text:p>
      <text:p text:style-name="P3">1. sifra sirovine</text:p>
      <text:p text:style-name="P3">2. ime sirovine</text:p>
      <text:p text:style-name="P3">3. rok trajanja</text:p>
      <text:p text:style-name="P3">4, kolicina</text:p>
      <text:p text:style-name="P3">5. datum kad je stigla </text:p>
      <text:p text:style-name="P3">6. dobavljac</text:p>
      <text:p text:style-name="P3">7. dodatne informacije </text:p>
      <text:p text:style-name="P3">8. specijalni uslovi (npr. da li mora da se cuva u frizideru ili tako nesto)</text:p>
      <text:p text:style-name="P7"/>
      <text:p text:style-name="P7">Tabela proizvodnje<text:span text:style-name="T5"> (ili view?)</text:span></text:p>
      <text:p text:style-name="P8">1. sifra preparata koi se pravi</text:p>
      <text:p text:style-name="P8">2. jedinica kolicine (100 grama recimo, ili 10 za manje...)</text:p>
      <text:p text:style-name="P8">3. koliko jedinica kolicine</text:p>
      <text:p text:style-name="P8">4. lista potrebnih sirovina za jednu jedinicu kolicine, sa kolicinama tih sirovina</text:p>
      <text:p text:style-name="P8">5. cena jedne jedinice kolicine</text:p>
      <text:p text:style-name="P8">6. potrebna ambalaza </text:p>
      <text:p text:style-name="P3"><text:soft-page-break/></text:p>
      <text:p text:style-name="P3">Tabela optimalnih kolicina za prodaju</text:p>
      <text:p text:style-name="P3">1. sifra leka</text:p>
      <text:p text:style-name="P3">2. predvidjena kolicina za mesec dana</text:p>
      <text:p text:style-name="P3"/>
      <text:p text:style-name="P3">Tabela radnika</text:p>
      <text:p text:style-name="P3">1. ime i prezime</text:p>
      <text:p text:style-name="P3">2. jmbg</text:p>
      <text:p text:style-name="P3">3. sifra radnika</text:p>
      <text:p text:style-name="P3">4. status radnika (da li je apotekar, upravnik (ili mozda oba)...)</text:p>
      <text:p text:style-name="P3">5. pocetak radnog odnosa</text:p>
      <text:p text:style-name="P7">6. smena (1. 2. ...)</text:p>
      <text:p text:style-name="P7">Tabela prodatih preparata po radniku</text:p>
      <text:p text:style-name="P7">1. sifra radnika</text:p>
      <text:p text:style-name="P7">2. <text:s/>sifra leka</text:p>
      <text:p text:style-name="P7">3. kolicina leka</text:p>
      <text:p text:style-name="P7">4. datum kad je sve to prodato</text:p>
      <text:p text:style-name="P7"/>
      <text:p text:style-name="P3">Tabela<text:span text:style-name="T2"> (ili samo view?)</text:span> narucivanja </text:p>
      <text:p text:style-name="P4">1. sifra<text:span text:style-name="T3"> preparata</text:span></text:p>
      <text:p text:style-name="P4">2. ime</text:p>
      <text:p text:style-name="P4">3. kolicina koja se narucuje</text:p>
      <text:p text:style-name="P4">4. dobavljac (moze da bude null)</text:p>
      <text:p text:style-name="P4">5. cena (do sad, ako postoji dobavljac)</text:p>
      <text:p text:style-name="P3"/>
      <text:p text:style-name="P4">Tabela dobavljaca</text:p>
      <text:p text:style-name="P4">1. ime dobavljaca</text:p>
      <text:p text:style-name="P4">2. internet stranica dobavljaca</text:p>
      <text:p text:style-name="P4">3. sifra dobavljaca</text:p>
      <text:p text:style-name="P4">4. broj telefona</text:p>
      <text:p text:style-name="P3"/>
      <text:p text:style-name="P6">Tabela porucenih preparata (onih koji se prave u apoteci)</text:p>
      <text:p text:style-name="P6">1. sifra <text:span text:style-name="T3">preparata </text:span></text:p>
      <text:p text:style-name="P6">2. datum porucivanja</text:p>
      <text:p text:style-name="P6">3. datum predvidjenog preuzimanja</text:p>
      <text:p text:style-name="P6">4. jmbg narucioca</text:p>
      <text:p text:style-name="P6">5. ime narucioca</text:p>
      <text:p text:style-name="P6">6. broj telefona </text:p>
      <text:p text:style-name="P6">7. kolicina </text:p>
      <text:p text:style-name="P6">8. specijalni zahtevi pacijenta (ako ih ima)</text:p>
      <text:p text:style-name="P5"/>
      <text:p text:style-name="P9">Ako mislis da treba jos nesto od podataka da se doda u neku tabelu, dodaj slobodno.</text:p>
      <text:p text:style-name="P9">Tabele relacije smisli ti.</text:p>
      <text:p text:style-name="P9">Naravno, pitaj ako nesto nije jasno (ili Anamariu ili Strahinju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6:11:21.012330878</meta:creation-date>
    <dc:date>2017-11-30T17:13:47.309809603</dc:date>
    <meta:editing-duration>PT20M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84" meta:word-count="410" meta:character-count="2372" meta:non-whitespace-character-count="2028"/>
  </office:meta>
</office:document-meta>
</file>